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EnvironmentPropertySourceTests.withUppe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ystemEnvironmentPropertySourceTests.normalWith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EnvironmentPropertySour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EnvironmentPropertySourceTests.withUnder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EnvironmentPropertySourceTests.withBothPeriodAndUnder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stemEnvironmentPropertySourceTest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stemEnvironmentPropertySourceTests.normalWithou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